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4814"/>
    </style:style>
    <style:style style:name="P2" style:family="paragraph" style:parent-style-name="Standard">
      <style:text-properties officeooo:rsid="001d4af0" officeooo:paragraph-rsid="001d4af0"/>
    </style:style>
    <style:style style:name="P3" style:family="paragraph" style:parent-style-name="Standard">
      <style:text-properties officeooo:rsid="001f4b85" officeooo:paragraph-rsid="001f4b85"/>
    </style:style>
    <style:style style:name="P4" style:family="paragraph" style:parent-style-name="Standard">
      <style:text-properties officeooo:rsid="00218cb0" officeooo:paragraph-rsid="00218c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ac79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sapatnév: </text:span>Codenheimer</text:p>
      <text:p text:style-name="P2"><text:span text:style-name="T1">Scrum Master: </text:span>Karcag Tamás</text:p>
      <text:p text:style-name="P2"><text:span text:style-name="T1">Gyakorlat idő:</text:span> Szerda (12:00-14:00)</text:p>
      <text:p text:style-name="P2"><text:span text:style-name="T1">Gyakorlat vezető: </text:span>Cserép Máté</text:p>
      <text:p text:style-name="P1"/>
      <text:p text:style-name="P1"><draw:frame draw:style-name="fr2" draw:name="Object1" text:anchor-type="char" svg:x="0.1972in" svg:y="0.0807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A Codenheimer csapat alapvetően egy már összeszokott csapatról van szó akik korábban már több alkalommal is dolgoztak együtt. Elözetesen ismerettség alapján a kommunikáció végig erős és folyamatos volt. Az első hét folyamán még kevesebb volt a tartalmi beszélgetés, ami valószinű azért volt, mert a tantárgy még csak indulóban volt, és még nem volt annyi aktív feladatuk.<text:line-break/>A csapat motivációja az eleje óta magas volt. Végig aktívan és folyamatosan dolgoztak a feladatokon, sosem volt utolsó pillanatra hagyott nagy mennyiségű munka. Ez látszik az elkészültségen is. <text:span text:style-name="T2">Az utolsó Sprint ez a lelkesedés apadt, ami az elbeszélgetések alapján betudható a ZH-kra való készülés miatt csökkent a projektre fordítható idő.<text:line-break/>A munkamegosztás a csapat belül végig egységes volt. A Planning során meghatároztak a feladatokat és elosztották egymás között. Ezeket a feladatokat elgkésöbb egy héten belül korrigálták, újraelosztották azalapján hogy egyes feladatokra hogyan változott a becslés és a valóság közötti különbség.</text:span></text:p>
      <text:p text:style-name="P4"><draw:frame draw:style-name="fr1" draw:name="Object2" text:anchor-type="char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soft-page-break/>Az elkészültség folyamatosan volt a 4 sprint folyamán. Az utolsó sprint során volt egy kisebb visszaesés, ahol látszódik hogy az utolsó héten készült el egy nagyobb mennyiségű része a Sprint feladatoknak. Ezt az elözőleg említett ZH-kra való készülés okoz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2:23:56.983241950</meta:creation-date>
    <dc:date>2024-05-15T23:08:54.065733861</dc:date>
    <meta:editing-duration>PT34M8S</meta:editing-duration>
    <meta:editing-cycles>7</meta:editing-cycles>
    <meta:generator>LibreOffice/7.3.7.2$Linux_X86_64 LibreOffice_project/30$Build-2</meta:generator>
    <meta:document-statistic meta:table-count="0" meta:image-count="0" meta:object-count="2" meta:page-count="2" meta:paragraph-count="6" meta:word-count="199" meta:character-count="1378" meta:non-whitespace-character-count="118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1.929cm" svg:y="3.702cm" style:legend-expansion="high" chart:style-name="ch2"/>
        <chart:plot-area chart:style-name="ch3" chart:data-source-has-labels="both" svg:x="0.319cm" svg:y="0.179cm" svg:width="11.291cm" svg:height="8.641cm">
          <chart:coordinate-region svg:x="0.755cm" svg:y="0.378cm" svg:width="10.668cm" svg:height="7.79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series chart:style-name="ch9" chart:values-cell-range-address="local-table.$D$2:.$D$13" chart:label-cell-address="local-table.$D$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áció</text:p>
              </table:table-cell>
              <table:table-cell office:value-type="string">
                <text:p>Motiváció</text:p>
              </table:table-cell>
              <table:table-cell office:value-type="string">
                <text:p>Munkamegosztás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035cm" svg:y="4.2cm" style:legend-expansion="high" chart:style-name="ch2"/>
        <chart:plot-area chart:style-name="ch3" chart:data-source-has-labels="both" svg:x="0.319cm" svg:y="0.179cm" svg:width="11.397cm" svg:height="8.641cm">
          <chart:coordinate-region svg:x="1.126cm" svg:y="0.378cm" svg:width="10.403cm" svg:height="7.79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készültség (%)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